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6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>
            <text:p>s.no</text:p>
          </table:table-cell>
          <table:table-cell office:value-type="string">
            <text:p>nameOfSculpture</text:p>
          </table:table-cell>
          <table:table-cell office:value-type="string">
            <text:p>sentTo</text:p>
          </table:table-cell>
          <table:table-cell office:value-type="string">
            <text:p>sent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urya Namaskar</text:p>
          </table:table-cell>
          <table:table-cell office:value-type="string">
            <text:p>Art Alive</text:p>
          </table:table-cell>
          <table:table-cell table:style-name="ce2" office:value-type="date" office:date-value="2022-04-24">
            <text:p>24/04/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Shiva</text:p>
          </table:table-cell>
          <table:table-cell office:value-type="string">
            <text:p>Art Alive</text:p>
          </table:table-cell>
          <table:table-cell table:style-name="ce2" office:value-type="date" office:date-value="2022-04-24">
            <text:p>24/04/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Kitkit</text:p>
          </table:table-cell>
          <table:table-cell office:value-type="string">
            <text:p>Art Alive</text:p>
          </table:table-cell>
          <table:table-cell table:style-name="ce2" office:value-type="date" office:date-value="2022-04-24">
            <text:p>24/04/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oon</text:p>
          </table:table-cell>
          <table:table-cell office:value-type="string">
            <text:p>Art Alive</text:p>
          </table:table-cell>
          <table:table-cell table:style-name="ce2" office:value-type="date" office:date-value="2022-04-24">
            <text:p>24/04/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Rain</text:p>
          </table:table-cell>
          <table:table-cell office:value-type="string">
            <text:p>Art Alive</text:p>
          </table:table-cell>
          <table:table-cell table:style-name="ce2" office:value-type="date" office:date-value="2022-04-24">
            <text:p>24/04/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Slide</text:p>
          </table:table-cell>
          <table:table-cell office:value-type="string">
            <text:p>Art Alive</text:p>
          </table:table-cell>
          <table:table-cell table:style-name="ce2" office:value-type="date" office:date-value="2022-04-24">
            <text:p>24/04/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4">24/04/2022</text:date>, <text:time>19:4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prabhat Maurya</meta:initial-creator>
    <meta:creation-date>2022-04-24T19:36:14.62</meta:creation-date>
    <meta:generator>OpenOffice/4.1.11$Win32 OpenOffice.org_project/4111m1$Build-9808</meta:generator>
    <dc:date>2022-04-24T19:48:55.35</dc:date>
    <dc:creator>Suprabhat Maurya</dc:creator>
    <meta:editing-duration>PT12M39S</meta:editing-duration>
    <meta:editing-cycles>6</meta:editing-cycles>
    <meta:document-statistic meta:table-count="3" meta:cell-count="37" meta:object-count="0"/>
  </office:meta>
</office:document-meta>
</file>